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552">
            <text:p>GSC-3552</text:p>
          </table:table-cell>
          <table:table-cell office:value-type="float" office:value="47.93">
            <text:p>47.93</text:p>
          </table:table-cell>
          <table:table-cell office:value-type="float" office:value="-66.03">
            <text:p>-66.03</text:p>
          </table:table-cell>
          <table:table-cell office:value-type="float" office:value="12900.0">
            <text:p>12900.0</text:p>
          </table:table-cell>
          <table:table-cell office:value-type="float" office:value="65.0">
            <text:p>65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485">
            <text:p>GSC-3485</text:p>
          </table:table-cell>
          <table:table-cell office:value-type="float" office:value="47.92">
            <text:p>47.92</text:p>
          </table:table-cell>
          <table:table-cell office:value-type="float" office:value="-66.13">
            <text:p>-66.13</text:p>
          </table:table-cell>
          <table:table-cell office:value-type="float" office:value="12700.0">
            <text:p>12700.0</text:p>
          </table:table-cell>
          <table:table-cell office:value-type="float" office:value="110.0">
            <text:p>11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3450">
            <text:p>GSC-3450</text:p>
          </table:table-cell>
          <table:table-cell office:value-type="float" office:value="47.95">
            <text:p>47.95</text:p>
          </table:table-cell>
          <table:table-cell office:value-type="float" office:value="-66.13">
            <text:p>-66.13</text:p>
          </table:table-cell>
          <table:table-cell office:value-type="float" office:value="12400.0">
            <text:p>1240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943">
            <text:p>GSC-2943</text:p>
          </table:table-cell>
          <table:table-cell office:value-type="float" office:value="47.99">
            <text:p>47.99</text:p>
          </table:table-cell>
          <table:table-cell office:value-type="float" office:value="-66.39">
            <text:p>-66.39</text:p>
          </table:table-cell>
          <table:table-cell office:value-type="float" office:value="12500.0">
            <text:p>1250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1557">
            <text:p>GSC-1557</text:p>
          </table:table-cell>
          <table:table-cell office:value-type="float" office:value="47.92">
            <text:p>47.92</text:p>
          </table:table-cell>
          <table:table-cell office:value-type="float" office:value="-66.02">
            <text:p>-66.02</text:p>
          </table:table-cell>
          <table:table-cell office:value-type="float" office:value="12900.0">
            <text:p>12900.0</text:p>
          </table:table-cell>
          <table:table-cell office:value-type="float" office:value="85.0">
            <text:p>8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839">
            <text:p>GSC-2839</text:p>
          </table:table-cell>
          <table:table-cell office:value-type="float" office:value="47.95">
            <text:p>47.95</text:p>
          </table:table-cell>
          <table:table-cell office:value-type="float" office:value="-66.13">
            <text:p>-66.13</text:p>
          </table:table-cell>
          <table:table-cell office:value-type="float" office:value="12900.0">
            <text:p>12900.0</text:p>
          </table:table-cell>
          <table:table-cell office:value-type="float" office:value="180.0">
            <text:p>1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727">
            <text:p>GSC-2727</text:p>
          </table:table-cell>
          <table:table-cell office:value-type="float" office:value="47.99">
            <text:p>47.99</text:p>
          </table:table-cell>
          <table:table-cell office:value-type="float" office:value="-66.41">
            <text:p>-66.41</text:p>
          </table:table-cell>
          <table:table-cell office:value-type="float" office:value="12600.0">
            <text:p>12600.0</text:p>
          </table:table-cell>
          <table:table-cell office:value-type="float" office:value="115.0">
            <text:p>11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X-5024">
            <text:p>GX-5024</text:p>
          </table:table-cell>
          <table:table-cell office:value-type="float" office:value="47.69">
            <text:p>47.69</text:p>
          </table:table-cell>
          <table:table-cell office:value-type="float" office:value="-64.76">
            <text:p>-64.76</text:p>
          </table:table-cell>
          <table:table-cell office:value-type="float" office:value="4815.0">
            <text:p>481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2578">
            <text:p>GSC-2578</text:p>
          </table:table-cell>
          <table:table-cell office:value-type="float" office:value="48.0">
            <text:p>48.0</text:p>
          </table:table-cell>
          <table:table-cell office:value-type="float" office:value="-66.66">
            <text:p>-66.66</text:p>
          </table:table-cell>
          <table:table-cell office:value-type="float" office:value="12600.0">
            <text:p>1260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9.5">
            <text:p>29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21">
            <text:p>BGS-521</text:p>
          </table:table-cell>
          <table:table-cell office:value-type="float" office:value="47.63">
            <text:p>47.63</text:p>
          </table:table-cell>
          <table:table-cell office:value-type="float" office:value="-64.81">
            <text:p>-64.81</text:p>
          </table:table-cell>
          <table:table-cell office:value-type="float" office:value="7230.0">
            <text:p>72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20">
            <text:p>BGS-520</text:p>
          </table:table-cell>
          <table:table-cell office:value-type="float" office:value="47.63">
            <text:p>47.63</text:p>
          </table:table-cell>
          <table:table-cell office:value-type="float" office:value="-64.81">
            <text:p>-64.81</text:p>
          </table:table-cell>
          <table:table-cell office:value-type="float" office:value="3710.0">
            <text:p>37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GSC-1383">
            <text:p>GSC-1383</text:p>
          </table:table-cell>
          <table:table-cell office:value-type="float" office:value="47.73">
            <text:p>47.73</text:p>
          </table:table-cell>
          <table:table-cell office:value-type="float" office:value="-64.78">
            <text:p>-64.78</text:p>
          </table:table-cell>
          <table:table-cell office:value-type="float" office:value="13000.0">
            <text:p>13000.0</text:p>
          </table:table-cell>
          <table:table-cell office:value-type="float" office:value="200.0">
            <text:p>2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9">
            <text:p>BGS-519</text:p>
          </table:table-cell>
          <table:table-cell office:value-type="float" office:value="47.68">
            <text:p>47.68</text:p>
          </table:table-cell>
          <table:table-cell office:value-type="float" office:value="-64.76">
            <text:p>-64.76</text:p>
          </table:table-cell>
          <table:table-cell office:value-type="float" office:value="2250.0">
            <text:p>2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">
            <text:p>-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8">
            <text:p>BGS-518</text:p>
          </table:table-cell>
          <table:table-cell office:value-type="float" office:value="47.68">
            <text:p>47.68</text:p>
          </table:table-cell>
          <table:table-cell office:value-type="float" office:value="-64.76">
            <text:p>-64.76</text:p>
          </table:table-cell>
          <table:table-cell office:value-type="float" office:value="250.0">
            <text:p>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  <table:table-row>
          <table:table-cell office:value-type="string" office:value="Chaleur_Bay">
            <text:p>Chaleur_Bay</text:p>
          </table:table-cell>
          <table:table-cell office:value-type="string" office:value="radiocarbon">
            <text:p>radiocarbon</text:p>
          </table:table-cell>
          <table:table-cell office:value-type="string" office:value="BGS-514">
            <text:p>BGS-514</text:p>
          </table:table-cell>
          <table:table-cell office:value-type="float" office:value="47.67">
            <text:p>47.67</text:p>
          </table:table-cell>
          <table:table-cell office:value-type="float" office:value="-65.57">
            <text:p>-65.57</text:p>
          </table:table-cell>
          <table:table-cell office:value-type="float" office:value="12500.0">
            <text:p>12500.0</text:p>
          </table:table-cell>
          <table:table-cell office:value-type="float" office:value="206.0">
            <text:p>206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RamptonEtal1984,VacchiEtal2018">
            <text:p>RamptonEtal198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